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3465a4" svg:stroke-opacity="100%" draw:stroke-linejoin="bevel" svg:stroke-linecap="butt" draw:fill="solid" draw:fill-color="#729fcf" draw:textarea-horizontal-align="left" draw:textarea-vertical-align="middl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2" style:family="graphic" style:parent-style-name="standard">
      <style:graphic-properties draw:stroke="solid" svg:stroke-width="0.018cm" svg:stroke-color="#ce181e" svg:stroke-opacity="100%" draw:stroke-linejoin="bevel" svg:stroke-linecap="butt" draw:fill="solid" draw:fill-color="#ce181e" draw:textarea-horizontal-align="left" draw:textarea-vertical-align="middl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3" style:family="graphic" style:parent-style-name="standard">
      <style:graphic-properties draw:stroke="solid" svg:stroke-width="0.018cm" svg:stroke-color="#000000" draw:marker-end="Arrow" draw:marker-end-width="0.3cm" draw:marker-end-center="false" svg:stroke-opacity="100%" draw:stroke-linejoin="bevel" svg:stroke-linecap="butt" draw:fill="none" draw:textarea-horizontal-align="left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4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solid" draw:fill-color="#729fcf"/>
    </style:style>
    <style:style style:name="P2" style:family="paragraph">
      <loext:graphic-properties draw:fill="solid" draw:fill-color="#ce181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text-autospace="ideograph-alpha" style:punctuation-wrap="simple" style:line-break="strict" style:font-independent-line-spacing="false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2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3.794cm" svg:y="7.985cm">
          <draw:glue-point draw:id="4" svg:x="0.018cm" svg:y="0.018cm" draw:align="center"/>
          <draw:glue-point draw:id="5" svg:x="0.018cm" svg:y="0.018cm" draw:align="center"/>
          <text:p/>
          <draw:enhanced-geometry svg:viewBox="0 0 21600 21600" draw:text-areas="3163 3163 18437 18437" draw:type="non-primitive" draw:enhanced-path="U 10800 10800 10800 10800 0 360 Z N"/>
        </draw:custom-shape>
        <draw:custom-shape draw:style-name="gr2" draw:text-style-name="P2" draw:layer="layout" svg:width="1.905cm" svg:height="1.905cm" svg:x="14.208cm" svg:y="7.985cm">
          <draw:glue-point draw:id="4" svg:x="0.018cm" svg:y="0.018cm" draw:align="center"/>
          <draw:glue-point draw:id="5" svg:x="0.018cm" svg:y="0.018cm" draw:align="center"/>
          <text:p/>
          <draw:enhanced-geometry svg:viewBox="0 0 21600 21600" draw:text-areas="3163 3163 18437 18437" draw:type="non-primitive" draw:enhanced-path="U 10800 10800 10800 10800 0 360 Z N"/>
        </draw:custom-shape>
        <draw:line draw:style-name="gr3" draw:text-style-name="P3" draw:layer="layout" svg:x1="5.699cm" svg:y1="9.001cm" svg:x2="9.89cm" svg:y2="9.001cm">
          <draw:glue-point draw:id="4" svg:x="0.018cm" svg:y="0.018cm" draw:align="center"/>
          <draw:glue-point draw:id="5" svg:x="0.018cm" svg:y="0.018cm" draw:align="center"/>
          <text:p/>
        </draw:line>
        <draw:frame draw:style-name="gr4" draw:text-style-name="P5" draw:layer="layout" svg:width="2.048cm" svg:height="1.397cm" svg:x="7.112cm" svg:y="6.858cm">
          <draw:text-box>
            <text:p text:style-name="P4"><text:span text:style-name="T1">v</text:span><text:span text:style-name="T2">1i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4" draw:text-style-name="P5" draw:layer="layout" svg:width="2.032cm" svg:height="1.27cm" svg:x="3.794cm" svg:y="6.207cm">
          <draw:text-box>
            <text:p text:style-name="P4"><text:span text:style-name="T1">m</text:span><text:span text:style-name="T2">1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4" draw:text-style-name="P5" draw:layer="layout" svg:width="1.651cm" svg:height="1.397cm" svg:x="14.462cm" svg:y="6.461cm">
          <draw:text-box>
            <text:p text:style-name="P4"><text:span text:style-name="T1">m</text:span><text:span text:style-name="T2">2</text:span></text:p>
          </draw:text-box>
          <draw:glue-point draw:id="4" svg:x="0.018cm" svg:y="0.018cm" draw:align="center"/>
          <draw:glue-point draw:id="5" svg:x="0.018cm" svg:y="0.018cm" draw:align="center"/>
        </draw:frame>
        <draw:line draw:style-name="gr5" draw:text-style-name="P6" draw:layer="layout" svg:x1="9.763cm" svg:y1="5.318cm" svg:x2="14.462cm" svg:y2="5.318cm">
          <text:p/>
        </draw:line>
        <draw:frame draw:style-name="gr6" draw:text-style-name="P8" draw:layer="layout" svg:width="1.524cm" svg:height="1.195cm" svg:x="13.7cm" svg:y="3.615cm">
          <draw:text-box>
            <text:p text:style-name="P7"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Linux_X86_64 LibreOffice_project/00m0$Build-2</meta:generator>
    <dc:title/>
    <meta:initial-creator>Unknown</meta:initial-creator>
    <meta:editing-cycles>3</meta:editing-cycles>
    <dc:date>2018-07-16T11:14:40.638044241</dc:date>
    <meta:creation-date>2018-07-13T17:48:27.760110548</meta:creation-date>
    <meta:editing-duration>PT56S</meta:editing-duration>
    <meta:document-statistic meta:object-count="8"/>
  </office:meta>
</office:document-meta>
</file>